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style:style style:name="T2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Duchu Święty, </text:span><text:span text:style-name="T1">który zstąpiłeś</text:span><text:span text:style-name="T1"><text:line-break/></text:span><text:span text:style-name="T1">na cały okrąg ziemi,</text:span><text:span text:style-name="T1"><text:line-break/></text:span><text:span text:style-name="T1">Ogarnij Swoją mocą i miłością</text:span><text:span text:style-name="T1"><text:line-break/></text:span><text:span text:style-name="T1">wszystkie ludy i narody.</text:span><text:span text:style-name="T1"><text:line-break/></text:span><text:span text:style-name="T2">Uzdolnij je do przyjęcia Pana,</text:span><text:span text:style-name="T2"><text:line-break/></text:span><text:span text:style-name="T2">Aby wszyscy poznali Jedynego,</text:span><text:span text:style-name="T2"><text:line-break/></text:span><text:span text:style-name="T2">Prawdziwego Syna Bożego,</text:span><text:span text:style-name="T2"><text:line-break/></text:span><text:span text:style-name="T2">Jezusa Chrystu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-0.001cm" svg:y="-0.014cm" presentation:class="title" presentation:user-transformed="true">
          <draw:text-box>
            <text:p text:style-name="P1"><text:span text:style-name="T1">Oto ja, poślij mnie!</text:span><text:span text:style-name="T1"><text:line-break/></text:span><text:span text:style-name="T1">Oto ja, poślij mnie!</text:span><text:span text:style-name="T1"><text:line-break/></text:span><text:span text:style-name="T1">Błogosławię </text:span><text:span text:style-name="T1">Twoją dobroć,</text:span><text:span text:style-name="T1"><text:line-break/></text:span><text:span text:style-name="T1">Duchu Święty, Boże.</text:span><text:span text:style-name="T1"><text:line-break/></text:span><text:span text:style-name="T2">Spraw, aby ogień,</text:span><text:span text:style-name="T2"><text:line-break/></text:span><text:span text:style-name="T2">Który On rzucił na ziemię</text:span><text:span text:style-name="T2"><text:line-break/></text:span><text:span text:style-name="T2">już zapłoną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9:04:42</meta:creation-date>
    <dc:creator>Rafał Talacha</dc:creator>
    <dc:date>2009-01-27T11:52:19</dc:date>
    <dc:language>pl-PL</dc:language>
    <meta:editing-cycles>8</meta:editing-cycles>
    <meta:editing-duration>PT8M1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